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name-asian="DejaVu Sans" style:font-size-asian="12pt" style:font-name-complex="DejaVu Sans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DejaVu Sans" style:font-size-asian="11pt" style:font-name-complex="DejaVu Sans" style:font-size-complex="11pt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23" style:family="table-cell" style:parent-style-name="Pivot_20_Table_20_Field">
      <style:table-cell-properties fo:border-bottom="0.99pt solid #000000" fo:background-color="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Pivot_20_Table_20_Category" style:data-style-name="N0">
      <style:table-cell-properties fo:border-bottom="none" fo:background-color="#000000" fo:border-left="2.01pt solid #000000" fo:border-right="0.99pt solid #000000" fo:border-top="0.99pt solid #000000"/>
      <style:text-properties fo:color="#00a0fc" fo:font-size="11pt" style:font-size-asian="11pt" style:font-size-complex="11pt"/>
    </style:style>
    <style:style style:name="ce25" style:family="table-cell" style:parent-style-name="Pivot_20_Table_20_Category" style:data-style-name="N0">
      <style:table-cell-properties fo:border-bottom="none" fo:background-color="#000000" fo:border-left="2.01pt solid #000000" fo:border-right="0.99pt solid #000000" fo:border-top="none"/>
      <style:text-properties fo:color="#00a0fc" fo:font-size="11pt" style:font-size-asian="11pt" style:font-size-complex="11pt"/>
    </style:style>
    <style:style style:name="ce26" style:family="table-cell" style:parent-style-name="Pivot_20_Table_20_Title" style:data-style-name="N0">
      <style:table-cell-properties fo:border-bottom="2.01pt solid #000000" fo:background-color="#000000" fo:border-left="2.01pt solid #000000" fo:border-right="0.99pt solid #000000" fo:border-top="0.99pt solid #000000"/>
      <style:text-properties fo:font-size="11pt" style:font-size-asian="11pt" style:font-size-complex="11pt"/>
    </style:style>
    <style:style style:name="ce27" style:family="table-cell" style:parent-style-name="Pivot_20_Table_20_Field">
      <style:table-cell-properties fo:border-bottom="0.99pt solid #000000" fo:background-color="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ff" fo:font-size="11pt" style:font-size-asian="11pt" style:font-size-complex="11pt"/>
    </style:style>
    <style:style style:name="ce28" style:family="table-cell" style:parent-style-name="Pivot_20_Table_20_Category" style:data-style-name="N0">
      <style:table-cell-properties fo:border-bottom="none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color="#1c99e0" fo:font-size="11pt" style:font-size-asian="11pt" style:font-size-complex="11pt"/>
    </style:style>
    <style:style style:name="ce29" style:family="table-cell" style:parent-style-name="Pivot_20_Table_20_Category" style:data-style-name="N0">
      <style:table-cell-properties fo:border-bottom="none" fo:background-color="#000000" style:text-align-source="fix" style:repeat-content="false" fo:border-left="2.01pt solid #000000" fo:border-right="0.99pt solid #000000" fo:border-top="none"/>
      <style:paragraph-properties fo:text-align="start" fo:margin-left="0cm"/>
      <style:text-properties fo:color="#1c99e0" fo:font-size="11pt" style:font-size-asian="11pt" style:font-size-complex="11pt"/>
    </style:style>
    <style:style style:name="ce30" style:family="table-cell" style:parent-style-name="Pivot_20_Table_20_Title" style:data-style-name="N0">
      <style:table-cell-properties fo:border-bottom="2.01pt solid #000000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color="#ffffff" fo:font-size="11pt" style:font-size-asian="11pt" style:font-size-complex="11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Pivot_20_Table_20_Title" style:data-style-name="N0">
      <style:table-cell-properties fo:border-bottom="2.01pt solid #000000" fo:background-color="#000000" style:text-align-source="fix" style:repeat-content="false" fo:border-left="2.01pt solid #000000" fo:border-right="0.99pt solid #000000" fo:border-top="0.99pt solid #000000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Pivot_20_Table_20_Corner">
      <style:table-cell-properties fo:border-bottom="0.99pt solid #000000" fo:background-color="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Pivot_20_Table_20_Value" style:data-style-name="N0">
      <style:table-cell-properties fo:border-bottom="none" fo:background-color="#000000" fo:border-left="0.99pt solid #000000" fo:border-right="2.01pt solid #000000" fo:border-top="0.99pt solid #000000"/>
      <style:text-properties fo:color="#00a0fc" fo:font-size="11pt" style:font-size-asian="11pt" style:font-size-complex="11pt"/>
    </style:style>
    <style:style style:name="ce36" style:family="table-cell" style:parent-style-name="Pivot_20_Table_20_Value" style:data-style-name="N0">
      <style:table-cell-properties fo:border-bottom="none" fo:background-color="#000000" fo:border-left="0.99pt solid #000000" fo:border-right="2.01pt solid #000000" fo:border-top="none"/>
      <style:text-properties fo:color="#00a0fc" fo:font-size="11pt" style:font-size-asian="11pt" style:font-size-complex="11pt"/>
    </style:style>
    <style:style style:name="ce37" style:family="table-cell" style:parent-style-name="Pivot_20_Table_20_Value" style:data-style-name="N0">
      <style:table-cell-properties fo:border-bottom="0.99pt solid #000000" fo:background-color="#000000" fo:border-left="0.99pt solid #000000" fo:border-right="2.01pt solid #000000" fo:border-top="none"/>
      <style:text-properties fo:color="#00a0fc" fo:font-size="11pt" style:font-size-asian="11pt" style:font-size-complex="11pt"/>
    </style:style>
    <style:style style:name="ce38" style:family="table-cell" style:parent-style-name="Pivot_20_Table_20_Result" style:data-style-name="N0">
      <style:table-cell-properties fo:border-bottom="2.01pt solid #000000" fo:background-color="#000000" fo:border-left="0.99pt solid #000000" fo:border-right="2.01pt solid #000000" fo:border-top="0.99pt solid #000000"/>
      <style:text-properties fo:color="#00a0fc" fo:font-size="11pt" style:font-size-asian="11pt" style:font-size-complex="11pt"/>
    </style:style>
    <style:style style:name="ce39" style:family="table-cell" style:parent-style-name="Pivot_20_Table_20_Value" style:data-style-name="N0">
      <style:table-cell-properties fo:border-bottom="none" fo:background-color="#000000" style:text-align-source="fix" style:repeat-content="false" fo:border-left="0.99pt solid #000000" fo:border-right="2.01pt solid #000000" fo:border-top="0.99pt solid #000000"/>
      <style:paragraph-properties fo:text-align="end" fo:margin-left="0cm"/>
      <style:text-properties fo:color="#1c99e0" fo:font-size="11pt" style:font-size-asian="11pt" style:font-size-complex="11pt"/>
    </style:style>
    <style:style style:name="ce40" style:family="table-cell" style:parent-style-name="Pivot_20_Table_20_Value" style:data-style-name="N0">
      <style:table-cell-properties fo:border-bottom="none" fo:background-color="#000000" style:text-align-source="fix" style:repeat-content="false" fo:border-left="0.99pt solid #000000" fo:border-right="2.01pt solid #000000" fo:border-top="none"/>
      <style:paragraph-properties fo:text-align="end" fo:margin-left="0cm"/>
      <style:text-properties fo:color="#1c99e0" fo:font-size="11pt" style:font-size-asian="11pt" style:font-size-complex="11pt"/>
    </style:style>
    <style:style style:name="ce41" style:family="table-cell" style:parent-style-name="Pivot_20_Table_20_Value" style:data-style-name="N0">
      <style:table-cell-properties fo:border-bottom="0.99pt solid #000000" fo:background-color="#000000" style:text-align-source="fix" style:repeat-content="false" fo:border-left="0.99pt solid #000000" fo:border-right="2.01pt solid #000000" fo:border-top="none"/>
      <style:paragraph-properties fo:text-align="end" fo:margin-left="0cm"/>
      <style:text-properties fo:color="#1c99e0" fo:font-size="11pt" style:font-size-asian="11pt" style:font-size-complex="11pt"/>
    </style:style>
    <style:style style:name="ce42" style:family="table-cell" style:parent-style-name="Pivot_20_Table_20_Result" style:data-style-name="N0">
      <style:table-cell-properties fo:border-bottom="2.01pt solid #000000" fo:background-color="#000000" style:text-align-source="fix" style:repeat-content="false" fo:border-left="0.99pt solid #000000" fo:border-right="2.01pt solid #000000" fo:border-top="0.99pt solid #000000"/>
      <style:paragraph-properties fo:text-align="end" fo:margin-left="0cm"/>
      <style:text-properties fo:color="#1c99e0" fo:font-size="11pt" style:font-size-asian="11pt" style:font-size-complex="11pt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3" style:family="graphic" style:parent-style-name="Default">
      <style:graphic-properties svg:stroke-width="0.1cm" draw:marker-start-width="0.35cm" draw:marker-end-width="0.35cm" draw:fill="solid" draw:fill-color="#f2cbf8" draw:textarea-horizontal-align="justify" draw:textarea-vertical-align="middle" draw:auto-grow-height="false" fo:min-height="1.475cm" fo:min-width="9.647cm" fo:padding-top="0.05cm" fo:padding-bottom="0.05cm" fo:padding-left="0.05cm" fo:padding-right="0.05cm" loext:decorative="false"/>
      <style:paragraph-properties style:writing-mode="lr-tb" fo:margin-top="0.42cm" fo:margin-bottom="0.35cm" fo:text-align="center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2cbf8"/>
      <style:paragraph-properties fo:margin-top="0.42cm" fo:margin-bottom="0.35cm" fo:text-align="center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alesperson</text:p>
          </table:table-cell>
          <table:table-cell table:style-name="ce1" office:value-type="string" calcext:value-type="string">
            <text:p>Product</text:p>
          </table:table-cell>
          <table:table-cell table:style-name="ce6" office:value-type="string" calcext:value-type="string">
            <text:p>VALUE 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venue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1-01-2024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formula="of:=([.D2]*[.E2])" office:value-type="float" office:value="480000" calcext:value-type="float">
            <text:p>4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2-01-2024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3]*[.E3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3-01-2024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5" calcext:value-type="float">
            <text:p>5</text:p>
          </table:table-cell>
          <table:table-cell table:formula="of:=([.D4]*[.E4])" office:value-type="float" office:value="225000" calcext:value-type="float">
            <text:p>22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4-01-2024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formula="of:=([.D5]*[.E5])" office:value-type="float" office:value="240000" calcext:value-type="float">
            <text:p>24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5-01-2024</text:p>
          </table:table-cell>
          <table:table-cell office:value-type="string" calcext:value-type="string">
            <text:p>SARITHA</text:p>
          </table:table-cell>
          <table:table-cell table:style-name="ce5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formula="of:=([.D6]*[.E6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6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7]*[.E7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7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8]*[.E8])" office:value-type="float" office:value="315000" calcext:value-type="float">
            <text:p>315000</text:p>
          </table:table-cell>
          <table:table-cell/>
          <table:table-cell table:formula="of:=SUM([.D2:.D32])" office:value-type="float" office:value="1425000" calcext:value-type="float">
            <text:p>1425000</text:p>
          </table:table-cell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8-01-2024 </text:p>
          </table:table-cell>
          <table:table-cell office:value-type="string" calcext:value-type="string">
            <text:p>RAJ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9]*[.E9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09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0]*[.E10])" office:value-type="float" office:value="315000" calcext:value-type="float">
            <text:p>315000</text:p>
          </table:table-cell>
          <table:table-cell/>
          <table:table-cell table:style-name="Default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0-01-2024 </text:p>
          </table:table-cell>
          <table:table-cell table:style-name="ce4" office:value-type="string" calcext:value-type="string">
            <text:p>LOK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9" calcext:value-type="float">
            <text:p>9</text:p>
          </table:table-cell>
          <table:table-cell table:formula="of:=([.D11]*[.E11])" office:value-type="float" office:value="405000" calcext:value-type="float">
            <text:p>40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1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formula="of:=([.D12]*[.E12])" office:value-type="float" office:value="60000" calcext:value-type="float">
            <text:p>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2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table:formula="of:=([.D13]*[.E13])" office:value-type="float" office:value="600000" calcext:value-type="float">
            <text:p>6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3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4]*[.E14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4-01-2024 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formula="of:=([.D15]*[.E15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5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16]*[.E16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6-01-2024 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table:formula="of:=([.D17]*[.E17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7-01-2024 </text:p>
          </table:table-cell>
          <table:table-cell office:value-type="string" calcext:value-type="string">
            <text:p>KERTHAN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formula="of:=([.D18]*[.E18])" office:value-type="float" office:value="300000" calcext:value-type="float">
            <text:p>3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8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19]*[.E19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19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20]*[.E20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0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21]*[.E21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1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7" calcext:value-type="float">
            <text:p>7</text:p>
          </table:table-cell>
          <table:table-cell table:formula="of:=([.D22]*[.E22])" office:value-type="float" office:value="315000" calcext:value-type="float">
            <text:p>31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2-01-2024 </text:p>
          </table:table-cell>
          <table:table-cell office:value-type="string" calcext:value-type="string">
            <text:p>RAJESH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formula="of:=([.D23]*[.E23])" office:value-type="float" office:value="120000" calcext:value-type="float">
            <text:p>12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3-01-2024 </text:p>
          </table:table-cell>
          <table:table-cell office:value-type="string" calcext:value-type="string">
            <text:p>SARITH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formula="of:=([.D24]*[.E24])" office:value-type="float" office:value="135000" calcext:value-type="float">
            <text:p>13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4-01-2024 </text:p>
          </table:table-cell>
          <table:table-cell office:value-type="string" calcext:value-type="string">
            <text:p>DEEPIKA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formula="of:=([.D25]*[.E25])" office:value-type="float" office:value="480000" calcext:value-type="float">
            <text:p>4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5-01-2024 </text:p>
          </table:table-cell>
          <table:table-cell office:value-type="string" calcext:value-type="string">
            <text:p>LOKESH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5" calcext:value-type="float">
            <text:p>5</text:p>
          </table:table-cell>
          <table:table-cell table:formula="of:=([.D26]*[.E26])" office:value-type="float" office:value="225000" calcext:value-type="float">
            <text:p>225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6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27]*[.E27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7-01-2024 </text:p>
          </table:table-cell>
          <table:table-cell office:value-type="string" calcext:value-type="string">
            <text:p>KERTHAN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table:formula="of:=([.D28]*[.E28])" office:value-type="float" office:value="180000" calcext:value-type="float">
            <text:p>18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8-01-2024 </text:p>
          </table:table-cell>
          <table:table-cell office:value-type="string" calcext:value-type="string">
            <text:p>RAJ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table:formula="of:=([.D29]*[.E29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29-01-2024 </text:p>
          </table:table-cell>
          <table:table-cell office:value-type="string" calcext:value-type="string">
            <text:p>VENNILA</text:p>
          </table:table-cell>
          <table:table-cell table:style-name="ce1" office:value-type="string" calcext:value-type="string">
            <text:p>Tablet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table:formula="of:=([.D30]*[.E30])" office:value-type="float" office:value="360000" calcext:value-type="float">
            <text:p>36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30-01-2024 </text:p>
          </table:table-cell>
          <table:table-cell office:value-type="string" calcext:value-type="string">
            <text:p>LOKESH</text:p>
          </table:table-cell>
          <table:table-cell table:style-name="ce5" office:value-type="string" calcext:value-type="string">
            <text:p>Laptop</text:p>
          </table:table-cell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formula="of:=([.D31]*[.E31])" office:value-type="float" office:value="300000" calcext:value-type="float">
            <text:p>300000</text:p>
          </table:table-cell>
          <table:table-cell table:number-columns-repeated="2"/>
          <table:table-cell table:style-name="ce3" table:number-columns-repeated="16376"/>
        </table:table-row>
        <table:table-row table:style-name="ro1">
          <table:table-cell table:style-name="ce1" office:value-type="string" calcext:value-type="string">
            <text:p>31-01-2024 </text:p>
          </table:table-cell>
          <table:table-cell office:value-type="string" calcext:value-type="string">
            <text:p>DEEPIKA</text:p>
          </table:table-cell>
          <table:table-cell table:style-name="ce1" office:value-type="string" calcext:value-type="string">
            <text:p>Mobil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formula="of:=([.D32]*[.E32])" office:value-type="float" office:value="210000" calcext:value-type="float">
            <text:p>210000</text:p>
          </table:table-cell>
          <table:table-cell table:number-columns-repeated="2"/>
          <table:table-cell table:style-name="ce3" table:number-columns-repeated="16376"/>
        </table:table-row>
        <table:table-row table:style-name="ro1" table:number-rows-repeated="1048543">
          <table:table-cell table:number-columns-repeated="8"/>
          <table:table-cell table:style-name="ce3" table:number-columns-repeated="16376"/>
        </table:table-row>
        <table:table-row table:style-name="ro1">
          <table:table-cell table:number-columns-repeated="8"/>
          <table:table-cell table:style-name="ce3" table:number-columns-repeated="16376"/>
        </table:table-row>
      </table:table>
      <table:table table:name="Pivot Table_Sheet1_1" table:style-name="ta1">
        <table:shapes>
          <draw:frame draw:z-index="0" draw:style-name="gr1" draw:text-style-name="P1" svg:width="0.025cm" svg:height="1.982cm" svg:x="23.123cm" svg:y="84.41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758cm" svg:height="6.257cm" draw:transform="skewX (-0.000174532925199433) rotate (-0.00750491578357628) translate (23.113cm 139.173cm)">
            <draw:object draw:notify-on-update-of-ranges="'Pivot Table_Sheet1_1'.A13:'Pivot Table_Sheet1_1'.A13 'Pivot Table_Sheet1_1'.A14:'Pivot Table_Sheet1_1'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1.732cm" svg:height="6.633cm" svg:x="7.279cm" svg:y="10.517cm">
            <draw:object draw:notify-on-update-of-ranges="'Pivot Table_Sheet1_1'.A22:'Pivot Table_Sheet1_1'.A22 'Pivot Table_Sheet1_1'.A23:'Pivot Table_Sheet1_1'.A28 'Pivot Table_Sheet1_1'.B22:'Pivot Table_Sheet1_1'.B22 'Pivot Table_Sheet1_1'.B23:'Pivot Table_Sheet1_1'.B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.593cm" svg:height="3.346cm" svg:x="24.012cm" svg:y="119.655cm">
            <draw:object draw:notify-on-update-of-ranges="'Pivot Table_Sheet1_1'.A7:'Pivot Table_Sheet1_1'.A7 'Pivot Table_Sheet1_1'.A8:'Pivot Table_Sheet1_1'.A10 'Pivot Table_Sheet1_1'.B7:'Pivot Table_Sheet1_1'.B7 'Pivot Table_Sheet1_1'.B8:'Pivot Table_Sheet1_1'.B10 'Pivot Table_Sheet1_1'.C1:'Pivot Table_Sheet1_1'.C1 'Pivot Table_Sheet1_1'.C1:'Pivot Table_Sheet1_1'.C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471cm" svg:height="6.714cm" svg:x="7.415cm" svg:y="3.159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.264cm" svg:height="1.324cm" draw:transform="rotate (1.94918370862727) translate (26.216cm 143.965cm)">
            <draw:object draw:notify-on-update-of-ranges="'Pivot Table_Sheet1_1'.A31:'Pivot Table_Sheet1_1'.A31 'Pivot Table_Sheet1_1'.A32:'Pivot Table_Sheet1_1'.A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2" draw:text-style-name="P1" svg:width="11.22cm" svg:height="6.573cm" svg:x="19.884cm" svg:y="10.535cm">
            <draw:object draw:notify-on-update-of-ranges="'Pivot Table_Sheet1_1'.A32:'Pivot Table_Sheet1_1'.A34 'Pivot Table_Sheet1_1'.B32:'Pivot Table_Sheet1_1'.B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1.246cm" svg:height="6.479cm" svg:x="19.932cm" svg:y="3.22cm">
            <draw:object draw:notify-on-update-of-ranges="'Pivot Table_Sheet1_1'.A14:'Pivot Table_Sheet1_1'.A19 'Pivot Table_Sheet1_1'.B13:'Pivot Table_Sheet1_1'.B13 'Pivot Table_Sheet1_1'.B14:'Pivot Table_Sheet1_1'.B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33"/>
        <table:table-column table:style-name="co2" table:number-columns-repeated="11" table:default-cell-style-name="ce21"/>
        <table:table-column table:style-name="co2" table:number-columns-repeated="16372"/>
        <table:table-row table:style-name="ro2">
          <table:table-cell table:style-name="ce21"/>
          <table:table-cell table:number-columns-repeated="11"/>
          <table:table-cell table:style-name="ce21" table:number-columns-repeated="16372"/>
        </table:table-row>
        <table:table-row table:style-name="ro3">
          <table:table-cell table:style-name="ce21"/>
          <table:table-cell/>
          <table:table-cell>
            <draw:custom-shape draw:z-index="8" draw:name="Shape 2" draw:style-name="gr3" draw:text-style-name="P3" svg:width="9.805cm" svg:height="1.633cm" svg:x="3.161cm" svg:y="0.251cm">
              <text:p text:style-name="P2">SALES DASHBOARD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/>
          <table:table-cell table:style-name="ce43"/>
          <table:table-cell table:number-columns-repeated="7"/>
          <table:table-cell table:style-name="ce21" table:number-columns-repeated="16372"/>
        </table:table-row>
        <table:table-row table:style-name="ro2" table:number-rows-repeated="3">
          <table:table-cell table:style-name="ce21"/>
          <table:table-cell table:number-columns-repeated="11"/>
          <table:table-cell table:style-name="ce21" table:number-columns-repeated="16372"/>
        </table:table-row>
        <table:table-row table:style-name="ro4">
          <table:table-cell table:style-name="ce22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3" office:value-type="string" calcext:value-type="string">
            <text:p>Product</text:p>
          </table:table-cell>
          <table:table-cell table:style-name="ce34" office:value-type="string" calcext:value-type="string">
            <text:p>Sum - Revenue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4" office:value-type="string" calcext:value-type="string">
            <text:p>Laptop</text:p>
          </table:table-cell>
          <table:table-cell table:style-name="ce35" office:value-type="float" office:value="3480000" calcext:value-type="float">
            <text:p>348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5" office:value-type="string" calcext:value-type="string">
            <text:p>Mobile</text:p>
          </table:table-cell>
          <table:table-cell table:style-name="ce36" office:value-type="float" office:value="1170000" calcext:value-type="float">
            <text:p>117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5" office:value-type="string" calcext:value-type="string">
            <text:p>Tablet</text:p>
          </table:table-cell>
          <table:table-cell table:style-name="ce37" office:value-type="float" office:value="3870000" calcext:value-type="float">
            <text:p>387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6" office:value-type="string" calcext:value-type="string">
            <text:p>Total Result</text:p>
          </table:table-cell>
          <table:table-cell table:style-name="ce38" office:value-type="float" office:value="8520000" calcext:value-type="float">
            <text:p>852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2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7" office:value-type="string" calcext:value-type="string">
            <text:p>Salesperson</text:p>
          </table:table-cell>
          <table:table-cell table:style-name="ce34" office:value-type="string" calcext:value-type="string">
            <text:p>Sum - Revenue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PRIYA.R</text:p>
          </table:table-cell>
          <table:table-cell table:style-name="ce39" office:value-type="float" office:value="2250000" calcext:value-type="float">
            <text:p>225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HEMA</text:p>
          </table:table-cell>
          <table:table-cell table:style-name="ce40" office:value-type="float" office:value="750000" calcext:value-type="float">
            <text:p>750000</text:p>
          </table:table-cell>
          <table:table-cell table:number-columns-repeated="10"/>
          <table:table-cell table:style-name="ce21" table:number-columns-repeated="16372"/>
        </table:table-row>
        <table:table-row table:style-name="ro1">
          <table:table-cell table:style-name="ce29" office:value-type="string" calcext:value-type="string">
            <text:p>LOKESH</text:p>
          </table:table-cell>
          <table:table-cell table:style-name="ce40" office:value-type="float" office:value="1320000" calcext:value-type="float">
            <text:p>1320000</text:p>
          </table:table-cell>
          <table:table-cell table:number-columns-repeated="9"/>
          <table:table-cell table:style-name="ce44"/>
          <table:table-cell table:style-name="ce21" table:number-columns-repeated="16372"/>
        </table:table-row>
        <table:table-row table:style-name="ro1">
          <table:table-cell table:style-name="ce29" office:value-type="string" calcext:value-type="string">
            <text:p>RAJESH</text:p>
          </table:table-cell>
          <table:table-cell table:style-name="ce40" office:value-type="float" office:value="1695000" calcext:value-type="float">
            <text:p>1695000</text:p>
          </table:table-cell>
          <table:table-cell table:number-columns-repeated="9"/>
          <table:table-cell table:style-name="ce44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SARITHA</text:p>
          </table:table-cell>
          <table:table-cell table:style-name="ce40" office:value-type="float" office:value="765000" calcext:value-type="float">
            <text:p>765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VENNILA</text:p>
          </table:table-cell>
          <table:table-cell table:style-name="ce41" office:value-type="float" office:value="1740000" calcext:value-type="float">
            <text:p>174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0" office:value-type="string" calcext:value-type="string">
            <text:p>Total Result</text:p>
          </table:table-cell>
          <table:table-cell table:style-name="ce42" office:value-type="float" office:value="8520000" calcext:value-type="float">
            <text:p>8520000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1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3" office:value-type="string" calcext:value-type="string">
            <text:p>Salesperson</text:p>
          </table:table-cell>
          <table:table-cell table:style-name="ce34" office:value-type="string" calcext:value-type="string">
            <text:p>Sum - Quantity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DEEPIKA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KERTHANA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LOKESH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RAJESH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SARITHA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VENNILA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2" office:value-type="string" calcext:value-type="string">
            <text:p>Total Result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1" table:number-columns-repeated="2"/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3" office:value-type="string" calcext:value-type="string">
            <text:p>Product</text:p>
          </table:table-cell>
          <table:table-cell table:style-name="ce34" office:value-type="string" calcext:value-type="string">
            <text:p>Sum - Quantity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8" office:value-type="string" calcext:value-type="string">
            <text:p>Laptop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Mobile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29" office:value-type="string" calcext:value-type="string">
            <text:p>Tablet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10"/>
          <table:table-cell table:style-name="ce21" table:number-columns-repeated="16372"/>
        </table:table-row>
        <table:table-row table:style-name="ro4">
          <table:table-cell table:style-name="ce32" office:value-type="string" calcext:value-type="string">
            <text:p>Total Result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10"/>
          <table:table-cell table:style-name="ce21" table:number-columns-repeated="16372"/>
        </table:table-row>
        <table:table-row table:style-name="ro2" table:number-rows-repeated="1048540">
          <table:table-cell table:number-columns-repeated="12"/>
          <table:table-cell table:style-name="ce21" table:number-columns-repeated="16372"/>
        </table:table-row>
        <table:table-row table:style-name="ro2">
          <table:table-cell table:number-columns-repeated="12"/>
          <table:table-cell table:style-name="ce21" table:number-columns-repeated="16372"/>
        </table:table-row>
      </table:table>
      <table:named-expressions/>
      <table:database-ranges>
        <table:database-range table:name="__Anonymous_Sheet_DB__0" table:target-range-address="Sheet1.A1:Sheet1.XFD1048576"/>
        <table:database-range table:name="__Anonymous_Sheet_DB__1" table:target-range-address="'Pivot Table_Sheet1_1'.A31:'Pivot Table_Sheet1_1'.B34"/>
      </table:database-ranges>
      <table:data-pilot-tables>
        <table:data-pilot-table table:name="DataPilot1" table:application-data="" table:target-range-address="'Pivot Table_Sheet1_1'.A7:'Pivot Table_Sheet1_1'.B11" table:buttons="" table:show-filter-button="false" table:drill-down-on-double-click="false">
          <table:source-cell-range table:cell-range-address="Sheet1.A1:Sheet1.F32"/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Laptop" table:display="true" table:show-details="true"/>
                <table:data-pilot-member table:name="Mobile" table:display="true" table:show-details="true"/>
                <table:data-pilot-member table:name="Tabl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venue" table:orientation="data" table:used-hierarchy="0" table:function="sum">
            <table:data-pilot-level table:show-empty="false" calcext:repeat-item-labels="false">
              <table:data-pilot-members>
                <table:data-pilot-member table:name="60000" table:display="true" table:show-details="true"/>
                <table:data-pilot-member table:name="120000" table:display="true" table:show-details="true"/>
                <table:data-pilot-member table:name="135000" table:display="true" table:show-details="true"/>
                <table:data-pilot-member table:name="180000" table:display="true" table:show-details="true"/>
                <table:data-pilot-member table:name="210000" table:display="true" table:show-details="true"/>
                <table:data-pilot-member table:name="225000" table:display="true" table:show-details="true"/>
                <table:data-pilot-member table:name="240000" table:display="true" table:show-details="true"/>
                <table:data-pilot-member table:name="300000" table:display="true" table:show-details="true"/>
                <table:data-pilot-member table:name="315000" table:display="true" table:show-details="true"/>
                <table:data-pilot-member table:name="360000" table:display="true" table:show-details="true"/>
                <table:data-pilot-member table:name="405000" table:display="true" table:show-details="true"/>
                <table:data-pilot-member table:name="480000" table:display="true" table:show-details="true"/>
                <table:data-pilot-member table:name="6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0">00/00/0000</text:date>, <text:time style:data-style-name="N2" text:time-value="10:42:00.352288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0T08:44:52.260490556</meta:creation-date>
    <dc:date>2026-04-10T12:38:42.334094300</dc:date>
    <meta:editing-duration>PT15M24S</meta:editing-duration>
    <meta:editing-cycles>3</meta:editing-cycles>
    <meta:generator>LibreOffice/26.2.1.2$Linux_X86_64 LibreOffice_project/620$Build-2</meta:generator>
    <meta:document-statistic meta:table-count="2" meta:cell-count="24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59cm" svg:height="6.258cm" xlink:href=".." xlink:type="simple" chart:class="chart:circle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0.39cm" svg:y="0.292cm" svg:width="5.629cm" svg:height="5.629cm">
          <chart:coordinate-region svg:x="0.377cm" svg:y="0.292cm" svg:width="5.655cm" svg:height="5.63cm"/>
          <chart:axis chart:dimension="x" chart:name="primary-x" chart:style-name="ch4" chartooo:axis-type="auto">
            <chartooo:date-scale/>
            <chart:categories table:cell-range-address="'Pivot Table_Sheet1_1'.A14:'Pivot Table_Sheet1_1'.A19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26cm" svg:height="1.983cm" xlink:href=".." xlink:type="simple" chart:class="chart:bar" chart:style-name="ch1">
        <chart:legend chart:legend-position="end" svg:x="-0.184cm" svg:y="0.991cm" style:legend-expansion="high" chart:style-name="ch2"/>
        <chart:plot-area chart:style-name="ch3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.594cm" svg:height="3.347cm" xlink:href=".." xlink:type="simple" chart:class="chart:bar" chart:style-name="ch1">
        <chart:plot-area chart:style-name="ch2" svg:x="-0.602cm" svg:y="0.248cm" svg:width="2.194cm" svg:height="4.046cm">
          <chart:coordinate-region svg:x="0.223cm" svg:y="0.447cm" svg:width="1.369cm" svg:height="2.897cm"/>
          <chart:axis chart:dimension="x" chart:name="primary-x" chart:style-name="ch3" chartooo:axis-type="auto">
            <chartooo:date-scale/>
            <chart:categories table:cell-range-address="'Pivot Table_Sheet1_1'.A8:'Pivot Table_Sheet1_1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1_1'.B8:'Pivot Table_Sheet1_1'.B10" chart:label-cell-address="'Pivot Table_Sheet1_1'.B7:'Pivot Table_Sheet1_1'.B7" chart:class="chart:bar">
            <chart:data-point chart:repeated="3"/>
          </chart:series>
          <chart:series chart:style-name="ch7" chart:values-cell-range-address="'Pivot Table_Sheet1_1'.C1:'Pivot Table_Sheet1_1'.C3" chart:label-cell-address="'Pivot Table_Sheet1_1'.C1:'Pivot Table_Sheet1_1'.C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evenue</text:p>
                <draw:g>
                  <svg:desc>'Pivot Table_Sheet1_1'.B7:'Pivot Table_Sheet1_1'.B7</svg:desc>
                </draw:g>
              </table:table-cell>
              <table:table-cell office:value-type="string">
                <text:p/>
                <draw:g>
                  <svg:desc>'Pivot Table_Sheet1_1'.C1:'Pivot Table_Sheet1_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Pivot Table_Sheet1_1'.A8:'Pivot Table_Sheet1_1'.A10</svg:desc>
                </draw:g>
              </table:table-cell>
              <table:table-cell office:value-type="float" office:value="3480000">
                <text:p>3480000</text:p>
                <draw:g>
                  <svg:desc>'Pivot Table_Sheet1_1'.B8:'Pivot Table_Sheet1_1'.B10</svg:desc>
                </draw:g>
              </table:table-cell>
              <table:table-cell office:value-type="float" office:value="NaN">
                <text:p>NaN</text:p>
                <draw:g>
                  <svg:desc>'Pivot Table_Sheet1_1'.C1:'Pivot Table_Sheet1_1'.C3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1170000">
                <text:p>11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870000">
                <text:p>387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3cm" svg:height="6.634cm" xlink:href=".." xlink:type="simple" chart:class="chart:bar" chart:style-name="ch1">
        <chart:legend chart:legend-position="end" svg:x="8.684cm" svg:y="3.018cm" style:legend-expansion="high" chart:style-name="ch2"/>
        <chart:plot-area chart:style-name="ch3" svg:x="0.234cm" svg:y="0.132cm" svg:width="8.216cm" svg:height="6.37cm">
          <chart:coordinate-region svg:x="0.868cm" svg:y="0.331cm" svg:width="7.582cm" svg:height="5.972cm"/>
          <chart:axis chart:dimension="x" chart:name="primary-x" chart:style-name="ch4" chartooo:axis-type="auto">
            <chartooo:date-scale/>
            <chart:categories table:cell-range-address="'Pivot Table_Sheet1_1'.A23:'Pivot Table_Sheet1_1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B23:'Pivot Table_Sheet1_1'.B28" chart:label-cell-address="'Pivot Table_Sheet1_1'.B22:'Pivot Table_Sheet1_1'.B2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Quantity</text:p>
                <draw:g>
                  <svg:desc>'Pivot Table_Sheet1_1'.B22:'Pivot Table_Sheet1_1'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IKA</text:p>
                <draw:g>
                  <svg:desc>'Pivot Table_Sheet1_1'.A23:'Pivot Table_Sheet1_1'.A28</svg:desc>
                </draw:g>
              </table:table-cell>
              <table:table-cell office:value-type="float" office:value="43">
                <text:p>43</text:p>
                <draw:g>
                  <svg:desc>'Pivot Table_Sheet1_1'.B23:'Pivot Table_Sheet1_1'.B28</svg:desc>
                </draw:g>
              </table:table-cell>
            </table:table-row>
            <table:table-row>
              <table:table-cell office:value-type="string">
                <text:p>KERTHAN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OKESH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JESH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ARITH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VENNILA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2cm" svg:height="6.715cm" xlink:href=".." xlink:type="simple" loext:data-pilot-source="DataPilot1" chart:class="chart:bar" chart:style-name="ch1">
        <chart:plot-area chart:style-name="ch2" svg:x="0.229cm" svg:y="0.134cm" svg:width="11.014cm" svg:height="5.547cm">
          <chart:coordinate-region svg:x="1.532cm" svg:y="0.134cm" svg:width="9.04cm" svg:height="4.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PT@categories</svg:desc>
                </draw:g>
              </table:table-cell>
              <table:table-cell office:value-type="float" office:value="3480000">
                <text:p>3480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870000">
                <text:p>387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31513" draw:fill-color="#931513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247cm" svg:height="6.48cm" xlink:href=".." xlink:type="simple" chart:class="chart:line" chart:style-name="ch1">
        <chart:plot-area chart:style-name="ch2" svg:x="0.224cm" svg:y="0.129cm" svg:width="10.799cm" svg:height="6.222cm">
          <chart:coordinate-region svg:x="1.814cm" svg:y="0.328cm" svg:width="8.471cm" svg:height="5.376cm"/>
          <chart:axis chart:dimension="x" chart:name="primary-x" chart:style-name="ch3" chartooo:axis-type="auto">
            <chartooo:date-scale/>
            <chart:categories table:cell-range-address="'Pivot Table_Sheet1_1'.A14:'Pivot Table_Sheet1_1'.A1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ivot Table_Sheet1_1'.B14:'Pivot Table_Sheet1_1'.B19" chart:label-cell-address="'Pivot Table_Sheet1_1'.B13:'Pivot Table_Sheet1_1'.B13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evenue</text:p>
                <draw:g>
                  <svg:desc>'Pivot Table_Sheet1_1'.B13:'Pivot Table_Sheet1_1'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YA.R</text:p>
                <draw:g>
                  <svg:desc>'Pivot Table_Sheet1_1'.A14:'Pivot Table_Sheet1_1'.A19</svg:desc>
                </draw:g>
              </table:table-cell>
              <table:table-cell office:value-type="float" office:value="2250000">
                <text:p>2250000</text:p>
                <draw:g>
                  <svg:desc>'Pivot Table_Sheet1_1'.B14:'Pivot Table_Sheet1_1'.B19</svg:desc>
                </draw:g>
              </table:table-cell>
            </table:table-row>
            <table:table-row>
              <table:table-cell office:value-type="string">
                <text:p>HEMA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LOKESH</text:p>
              </table:table-cell>
              <table:table-cell office:value-type="float" office:value="1320000">
                <text:p>1320000</text:p>
              </table:table-cell>
            </table:table-row>
            <table:table-row>
              <table:table-cell office:value-type="string">
                <text:p>RAJESH</text:p>
              </table:table-cell>
              <table:table-cell office:value-type="float" office:value="1695000">
                <text:p>1695000</text:p>
              </table:table-cell>
            </table:table-row>
            <table:table-row>
              <table:table-cell office:value-type="string">
                <text:p>SARITHA</text:p>
              </table:table-cell>
              <table:table-cell office:value-type="float" office:value="765000">
                <text:p>765000</text:p>
              </table:table-cell>
            </table:table-row>
            <table:table-row>
              <table:table-cell office:value-type="string">
                <text:p>VENNILA</text:p>
              </table:table-cell>
              <table:table-cell office:value-type="float" office:value="1740000">
                <text:p>174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2.265cm" svg:height="1.325cm" xlink:href=".." xlink:type="simple" chart:class="chart:filled-radar" chart:style-name="ch1">
        <chart:plot-area chart:style-name="ch2" svg:x="0.812cm" svg:y="0.782cm" svg:width="1.532cm" svg:height="0.862cm">
          <chart:coordinate-region svg:x="1.539cm" svg:y="1.176cm" svg:width="0.724cm" svg:height="0.106cm"/>
          <chart:axis chart:dimension="x" chart:name="primary-x" chart:style-name="ch3" chartooo:axis-type="auto">
            <chartooo:date-scale/>
            <chart:categories table:cell-range-address="'Pivot Table_Sheet1_1'.A32:'Pivot Table_Sheet1_1'.A34"/>
          </chart:axis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21cm" svg:height="6.574cm" xlink:href=".." xlink:type="simple" chart:class="chart:circle" chart:style-name="ch1">
        <chart:legend chart:legend-position="end" svg:x="6.539cm" svg:y="1.685cm" style:legend-expansion="custom" svg:width="2.314cm" svg:height="2.515cm" style:legend-expansion-aspect-ratio="0.920079522862823" chart:style-name="ch2"/>
        <chart:plot-area chart:style-name="ch3" svg:x="0.252cm" svg:y="0.228cm" svg:width="5.816cm" svg:height="5.817cm">
          <chart:coordinate-region svg:x="0.252cm" svg:y="0.142cm" svg:width="5.816cm" svg:height="5.991cm"/>
          <chart:axis chart:dimension="x" chart:name="primary-x" chart:style-name="ch4" chartooo:axis-type="auto">
            <chartooo:date-scale/>
            <chart:categories table:cell-range-address="'Pivot Table_Sheet1_1'.A32:'Pivot Table_Sheet1_1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B32:'Pivot Table_Sheet1_1'.B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Pivot Table_Sheet1_1'.A32:'Pivot Table_Sheet1_1'.A34</svg:desc>
                </draw:g>
              </table:table-cell>
              <table:table-cell office:value-type="float" office:value="58">
                <text:p>58</text:p>
                <draw:g>
                  <svg:desc>'Pivot Table_Sheet1_1'.B32:'Pivot Table_Sheet1_1'.B34</svg:desc>
                </draw:g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1.2$Linux_X86_64 LibreOffice_project/6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